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ff3333" fo:language="fr" fo:country="FR"/>
    </style:style>
    <style:style style:name="P2" style:family="paragraph" style:parent-style-name="Standard">
      <style:paragraph-properties fo:text-align="justify" style:justify-single-word="false"/>
      <style:text-properties fo:color="#ff3333" fo:language="fr" fo:country="FR" fo:font-weight="normal" officeooo:rsid="00224e58" officeooo:paragraph-rsid="00273924" style:font-weight-asian="normal" style:font-weight-complex="normal"/>
    </style:style>
    <style:style style:name="P3" style:family="paragraph" style:parent-style-name="Standard">
      <style:paragraph-properties fo:text-align="start" style:justify-single-word="false"/>
      <style:text-properties fo:color="#ff3333" fo:language="fr" fo:country="FR" fo:font-weight="normal" officeooo:rsid="00224e58" officeooo:paragraph-rsid="00273924" style:font-weight-asian="normal" style:font-weight-complex="normal"/>
    </style:style>
    <style:style style:name="P4" style:family="paragraph" style:parent-style-name="Standard">
      <style:text-properties fo:color="#ff3333" fo:language="fr" fo:country="FR" fo:font-weight="normal" officeooo:rsid="00224e58" officeooo:paragraph-rsid="00273924" style:font-weight-asian="normal" style:font-weight-complex="normal"/>
    </style:style>
    <style:style style:name="P5" style:family="paragraph" style:parent-style-name="Standard">
      <style:paragraph-properties fo:text-align="start" style:justify-single-word="false"/>
      <style:text-properties fo:color="#ff3333" fo:language="fr" fo:country="FR" fo:font-weight="normal" officeooo:rsid="00273924" officeooo:paragraph-rsid="00273924" style:font-weight-asian="normal" style:font-weight-complex="normal"/>
    </style:style>
    <style:style style:name="P6" style:family="paragraph" style:parent-style-name="Standard">
      <style:paragraph-properties fo:text-align="start" style:justify-single-word="false"/>
      <style:text-properties fo:color="#ff3333" fo:language="fr" fo:country="FR"/>
    </style:style>
    <style:style style:name="P7" style:family="paragraph" style:parent-style-name="Standard">
      <style:paragraph-properties fo:text-align="start" style:justify-single-word="false"/>
      <style:text-properties fo:color="#ff3333" fo:language="fr" fo:country="FR" officeooo:paragraph-rsid="00240d03"/>
    </style:style>
    <style:style style:name="P8" style:family="paragraph" style:parent-style-name="Standard">
      <style:text-properties fo:language="fr" fo:country="FR" officeooo:rsid="001e9c0e" officeooo:paragraph-rsid="00273924"/>
    </style:style>
    <style:style style:name="P9" style:family="paragraph" style:parent-style-name="Standard">
      <style:paragraph-properties fo:text-align="justify" style:justify-single-word="false"/>
      <style:text-properties fo:language="fr" fo:country="FR" officeooo:rsid="001e9c0e" officeooo:paragraph-rsid="001e9c0e"/>
    </style:style>
    <style:style style:name="P10" style:family="paragraph" style:parent-style-name="Standard">
      <style:paragraph-properties fo:text-align="justify" style:justify-single-word="false"/>
      <style:text-properties fo:language="fr" fo:country="FR" fo:font-weight="bold" officeooo:rsid="002057e8" officeooo:paragraph-rsid="002057e8" style:font-weight-asian="bold" style:font-weight-complex="bold"/>
    </style:style>
    <style:style style:name="P11" style:family="paragraph" style:parent-style-name="Standard">
      <style:paragraph-properties fo:text-align="justify" style:justify-single-word="false"/>
      <style:text-properties fo:language="fr" fo:country="FR" fo:font-weight="normal" officeooo:rsid="00224e58" officeooo:paragraph-rsid="00236a7f" style:font-weight-asian="normal" style:font-weight-complex="normal"/>
    </style:style>
    <style:style style:name="P12" style:family="paragraph" style:parent-style-name="Standard">
      <style:paragraph-properties fo:text-align="justify" style:justify-single-word="false"/>
      <style:text-properties fo:language="fr" fo:country="FR" fo:font-weight="normal" officeooo:rsid="00224e58" officeooo:paragraph-rsid="00240d03" style:font-weight-asian="normal" style:font-weight-complex="normal"/>
    </style:style>
    <style:style style:name="P13" style:family="paragraph" style:parent-style-name="Standard">
      <style:paragraph-properties fo:text-align="start" style:justify-single-word="false"/>
      <style:text-properties fo:language="fr" fo:country="FR" fo:font-weight="normal" officeooo:rsid="00224e58" officeooo:paragraph-rsid="00240d03" style:font-weight-asian="normal" style:font-weight-complex="normal"/>
    </style:style>
    <style:style style:name="P14" style:family="paragraph" style:parent-style-name="Standard">
      <style:text-properties fo:language="fr" fo:country="FR" fo:font-weight="normal" officeooo:rsid="00224e58" officeooo:paragraph-rsid="00240d03" style:font-weight-asian="normal" style:font-weight-complex="normal"/>
    </style:style>
    <style:style style:name="P15" style:family="paragraph" style:parent-style-name="Standard">
      <style:text-properties officeooo:paragraph-rsid="002981b1"/>
    </style:style>
    <style:style style:name="T1" style:family="text">
      <style:text-properties style:text-underline-style="solid" style:text-underline-width="auto" style:text-underline-color="font-color"/>
    </style:style>
    <style:style style:name="T2" style:family="text">
      <style:text-properties fo:font-size="28pt" fo:font-weight="bold" style:font-size-asian="28pt" style:font-weight-asian="bold" style:font-size-complex="28pt" style:font-weight-complex="bold"/>
    </style:style>
    <style:style style:name="T3" style:family="text">
      <style:text-properties officeooo:rsid="00236a7f"/>
    </style:style>
    <style:style style:name="T4" style:family="text">
      <style:text-properties officeooo:rsid="00240d03"/>
    </style:style>
    <style:style style:name="T5" style:family="text">
      <style:text-properties fo:color="#ff3333" fo:font-weight="normal" officeooo:rsid="00224e58" style:font-weight-asian="normal" style:font-weight-complex="normal"/>
    </style:style>
    <style:style style:name="T6" style:family="text">
      <style:text-properties fo:color="#ff3333" fo:language="fr" fo:country="FR" fo:font-weight="normal" officeooo:rsid="00224e58" style:font-weight-asian="normal" style:font-weight-complex="normal"/>
    </style:style>
    <style:style style:name="T7" style:family="text">
      <style:text-properties officeooo:rsid="00273924"/>
    </style:style>
    <style:style style:name="T8" style:family="text">
      <style:text-properties officeooo:rsid="0028deee"/>
    </style:style>
    <style:style style:name="T9" style:family="text">
      <style:text-properties fo:language="fr" fo:country="FR" officeooo:rsid="001e9c0e"/>
    </style:style>
    <style:style style:name="T10" style:family="text">
      <style:text-properties fo:language="fr" fo:country="FR" officeooo:rsid="00273924"/>
    </style:style>
    <style:style style:name="T11" style:family="text">
      <style:text-properties fo:language="fr" fo:country="FR" style:text-underline-style="solid" style:text-underline-width="auto" style:text-underline-color="font-color" officeooo:rsid="001e9c0e"/>
    </style:style>
    <style:style style:name="T12" style:family="text">
      <style:text-properties fo:language="fr" fo:country="FR" officeooo:rsid="0028deee"/>
    </style:style>
    <style:style style:name="T13" style:family="text">
      <style:text-properties fo:language="fr" fo:country="FR" officeooo:rsid="002981b1"/>
    </style:style>
    <style:style style:name="T14" style:family="text">
      <style:text-properties fo:language="fr" fo:country="FR" officeooo:rsid="002b6cf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ail:</text:span><text:line-break/></text:p>
      <text:p text:style-name="P15"><text:span text:style-name="T6">1/ Intro (d'où est venue l'idée, lié à d'autres articles etc..)</text:span><text:span text:style-name="T9"><text:line-break/></text:span><text:span text:style-name="T10">Bonjour Madame, Monsieur,<text:line-break/><text:line-break/>Suite à la parution de plusieurs articles mêlant le jeux de société « Scrabble » à l'UEFA 2016 (Eurosport, FranceFootball). Nous avons prit l'initiative de faire une autre étude tout en utilisant ce jeux pour montrer la diversité au sein des équipes qualifiées pour les ¼ de finale.</text:span></text:p>
      <text:p text:style-name="P15"><text:span text:style-name="T10"><text:line-break/>Simple et original nous espérons que l'article qui suit vous amusera </text:span><text:span text:style-name="T13">même si celui-ci ne </text:span><text:span text:style-name="T14">peut être considéré comme rigoureux sachant qu'il base ses résultats sur un jeux de société</text:span><text:span text:style-name="T10">.<text:line-break/><text:line-break/>Cordialement,<text:line-break/></text:span><text:span text:style-name="T12">Trois étudiants stagiaires à Thales : </text:span>Nicolas TASTEVIN, Pierre CAUSSANEL <text:span text:style-name="T8">et </text:span>Pierre-Alexis NARDIN<text:span text:style-name="T9"><text:line-break/><text:line-break/><text:line-break/></text:span><text:span text:style-name="T11">Article:</text:span><text:span text:style-name="T9"><text:line-break/></text:span></text:p>
      <text:p text:style-name="P9"><text:span text:style-name="T2">¼ de finale: Analyse de la diversité au sein des équipe à l'aide du Scrabble</text:span><text:line-break/></text:p>
      <text:p text:style-name="P10">Euro 2016 – La compétition se ressert, plus que 8 équipes sont en lice... Il est maintenant temps de comparer ces équipe dans le détails. Représentent-elles vraiment leurs pays ?</text:p>
      <text:p text:style-name="P10"/>
      <text:p text:style-name="P11">La tendance de ces derniers jours porte sur le calcul des points rapportés par l'utilisation des noms Polonais au Scrabble. Mais est-ce la seule information que peut nous apporter ce jeux de société ? Cet article <text:span text:style-name="T3">utilise les points Scrabble des Noms/Prénoms des joueurs appartenant aux équipes qualifiées en ¼ de finale pour calculer la diversité au sein de celles-ci.</text:span></text:p>
      <text:p text:style-name="P2"/>
      <text:p text:style-name="P2">2/ Explications comment on a procédé </text:p>
      <text:p text:style-name="P12"/>
      <text:p text:style-name="P12"><text:span text:style-name="T3">Pour faire simple: pour une équipe donnée, le nombre de points Scrabble par lettre est calculé pour chaque joueur en prenant en compte son nom et son prénom. Les points Scrabble utilisés sont ceux propre au pays de l'équipe qualifiée, de ce fait, une équipe avec très peu de disparité dans son effectif aura donc des ratio “score scrabble / nombres de lettre” semblable. Au contraire une équipe comportant des joueurs provenant d'un pays étranger aura des ratios fortement variables. Cette variation peut se représenter à l'aide de l'écart-type. Après tous ces calculs on obtient le diagramme suivant:</text:span></text:p>
      <text:p text:style-name="P2"/>
      <text:p text:style-name="P2">4/ Conclu sur les chiffres obtenu avec exemple de prénoms</text:p>
      <text:p text:style-name="P12"/>
      <text:p text:style-name="P12"><text:span text:style-name="T4">Nous permettant de conclure que les équipes qui semblent comporter le plus de joueur originaires du pays sont la Pologne et le Pays De Galle. A l’inverse les équipes comportant le plus de diversité au sein de leurs équipes sont la Belgique et la France suivit par l'Italie, l'Allemagne l'Islande et enfin le Portugal. </text:span></text:p>
      <text:p text:style-name="P3"><text:span text:style-name="T7">Cas de la Pologne pk il y a très peu de diversité avec exemple<text:line-break/></text:span><text:soft-page-break/></text:p>
      <text:p text:style-name="P3"><text:span text:style-name="T7">Cas de la Belgique pk il y a becp de diversité</text:span> <text:span text:style-name="T7">avec exemple</text:span></text:p>
      <text:p text:style-name="P13"/>
      <text:p text:style-name="P5">Une Phrase sur la France ?</text:p>
      <text:p text:style-name="P7"/>
      <text:p text:style-name="P6">5/ Phrase de conclu + Phrase d'accroche </text:p>
      <text:p text:style-name="P1"/>
      <text:p text:style-name="P1">6/ Fin de l'article -&gt; noms des auteurs ;)</text:p>
      <text:p text:style-name="P14"><draw:frame draw:style-name="fr1" draw:name="Object1" text:anchor-type="paragraph" svg:x="-0.7465in" svg:y="2.7272in" svg:width="7.9811in" svg:height="4.3575in" draw:z-index="0"><draw:object xlink:href="./Object 1" xlink:type="simple" xlink:show="embed" xlink:actuate="onLoad"/><draw:image xlink:href="./ObjectReplacements/Object 1" xlink:type="simple" xlink:show="embed" xlink:actuate="onLoad"/></draw:frame><text:span text:style-name="T3"><text:line-break/></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4">3/ Image du dia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7:22:38.457421809</meta:creation-date>
    <dc:date>2016-06-30T10:45:48.879985743</dc:date>
    <meta:editing-duration>PT46M42S</meta:editing-duration>
    <meta:editing-cycles>16</meta:editing-cycles>
    <meta:generator>LibreOffice/4.2.8.2$Linux_X86_64 LibreOffice_project/420m0$Build-2</meta:generator>
    <meta:document-statistic meta:table-count="0" meta:image-count="0" meta:object-count="1" meta:page-count="2" meta:paragraph-count="17" meta:word-count="433" meta:character-count="2573" meta:non-whitespace-character-count="21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6pt" fo:font-weight="bold"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gap-width="170" chart:overlap="1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3399ff" draw:opacity="95%" draw:opacity-name="" dr3d:edge-rounding="5%"/>
      <style:text-properties fo:font-size="10pt" style:font-size-asian="10pt" style:font-size-complex="10pt"/>
    </style:style>
    <style:style style:name="ch10" style:family="chart">
      <style:chart-properties chart:solid-type="cuboid"/>
      <style:graphic-properties draw:fill-color="#9999ff"/>
    </style:style>
    <style:style style:name="ch11" style:family="chart">
      <style:chart-properties chart:solid-type="cuboid"/>
      <style:graphic-properties draw:fill-color="#0066ff"/>
    </style:style>
    <style:style style:name="ch12" style:family="chart">
      <style:chart-properties chart:solid-type="cuboid"/>
      <style:graphic-properties draw:fill-color="#0000cc"/>
    </style:style>
    <style:style style:name="ch13" style:family="chart">
      <style:chart-properties chart:solid-type="cuboid"/>
      <style:graphic-properties draw:fill-color="#000099"/>
    </style:style>
    <style:style style:name="ch14" style:family="chart">
      <style:chart-properties chart:solid-type="cuboid"/>
      <style:graphic-properties draw:fill-color="#000066"/>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272cm" svg:height="11.068cm" xlink:href="." xlink:type="simple" chart:class="chart:bar" chart:style-name="ch1">
        <chart:title svg:x="1.779cm" svg:y="0.357cm" chart:style-name="ch2">
          <text:p>Disparité noms des joueurs au sein d'une équipe au Scrabble</text:p>
        </chart:title>
        <chart:plot-area chart:style-name="ch3" chart:data-source-has-labels="both" svg:x="1.786cm" svg:y="1.577cm" svg:width="18.081cm" svg:height="8.289cm">
          <chartooo:coordinate-region svg:x="2.513cm" svg:y="1.776cm" svg:width="17.354cm" svg:height="5.432cm"/>
          <chart:axis chart:dimension="x" chart:name="primary-x" chart:style-name="ch4" chartooo:axis-type="auto">
            <chartooo:date-scale/>
            <chart:title svg:x="8.414cm" svg:y="10.087cm" chart:style-name="ch5">
              <text:p>Pays en 1/4 de finale UEFA 2016</text:p>
            </chart:title>
            <chart:categories table:cell-range-address="local-table.$A$2:.$A$9"/>
          </chart:axis>
          <chart:axis chart:dimension="y" chart:name="primary-y" chart:style-name="ch6">
            <chart:title svg:x="0.451cm" svg:y="6.819cm" chart:style-name="ch7">
              <text:p>Ecart type
Points Scrabble / Longueur Nom</text:p>
            </chart:title>
            <chart:grid chart:style-name="ch8" chart:class="major"/>
          </chart:axis>
          <chart:series chart:style-name="ch9" chart:values-cell-range-address="local-table.$B$2:.$B$9" chart:label-cell-address="local-table.$B$1" chart:class="chart:bar">
            <chart:data-point chart:style-name="ch10" chart:repeated="2"/>
            <chart:data-point chart:style-name="ch11" chart:repeated="3"/>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Pologne</text:p>
              </table:table-cell>
              <table:table-cell office:value-type="float" office:value="0.20315727">
                <text:p>0.20315727</text:p>
              </table:table-cell>
            </table:table-row>
            <table:table-row>
              <table:table-cell office:value-type="string">
                <text:p>Pays De Galles</text:p>
              </table:table-cell>
              <table:table-cell office:value-type="float" office:value="0.21260231">
                <text:p>0.21260231</text:p>
              </table:table-cell>
            </table:table-row>
            <table:table-row>
              <table:table-cell office:value-type="string">
                <text:p>Portugal</text:p>
              </table:table-cell>
              <table:table-cell office:value-type="float" office:value="0.27783748">
                <text:p>0.27783748</text:p>
              </table:table-cell>
            </table:table-row>
            <table:table-row>
              <table:table-cell office:value-type="string">
                <text:p>Islande</text:p>
              </table:table-cell>
              <table:table-cell office:value-type="float" office:value="0.29319184">
                <text:p>0.29319184</text:p>
              </table:table-cell>
            </table:table-row>
            <table:table-row>
              <table:table-cell office:value-type="string">
                <text:p>Allemagne</text:p>
              </table:table-cell>
              <table:table-cell office:value-type="float" office:value="0.32707931">
                <text:p>0.32707931</text:p>
              </table:table-cell>
            </table:table-row>
            <table:table-row>
              <table:table-cell office:value-type="string">
                <text:p>Italie</text:p>
              </table:table-cell>
              <table:table-cell office:value-type="float" office:value="0.40393983">
                <text:p>0.40393983</text:p>
              </table:table-cell>
            </table:table-row>
            <table:table-row>
              <table:table-cell office:value-type="string">
                <text:p>France</text:p>
              </table:table-cell>
              <table:table-cell office:value-type="float" office:value="0.49809826">
                <text:p>0.49809826</text:p>
              </table:table-cell>
            </table:table-row>
            <table:table-row>
              <table:table-cell office:value-type="string">
                <text:p>Belgique</text:p>
              </table:table-cell>
              <table:table-cell office:value-type="float" office:value="0.61902188">
                <text:p>0.619021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